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fo:color="#666666" style:font-name="Times" officeooo:rsid="000a2d5b" officeooo:paragraph-rsid="000a2d5b"/>
    </style:style>
    <style:style style:name="P47" style:family="paragraph" style:parent-style-name="Standard">
      <style:text-properties fo:color="#800000" style:font-name="Times" officeooo:rsid="000a2d5b" officeooo:paragraph-rsid="00110899"/>
    </style:style>
    <style:style style:name="P48" style:family="paragraph" style:parent-style-name="Standard">
      <style:text-properties fo:color="#000000" style:font-name="Times" officeooo:rsid="000a2d5b" officeooo:paragraph-rsid="000a2d5b"/>
    </style:style>
    <style:style style:name="P49" style:family="paragraph" style:parent-style-name="Standard">
      <style:text-properties fo:color="#000000" style:font-name="Times" officeooo:rsid="000d9b9b" officeooo:paragraph-rsid="000d9b9b"/>
    </style:style>
    <style:style style:name="P50" style:family="paragraph" style:parent-style-name="Standard">
      <style:text-properties fo:color="#000000" style:font-name="Times" officeooo:rsid="000d9b9b" officeooo:paragraph-rsid="00110899"/>
    </style:style>
    <style:style style:name="P51" style:family="paragraph" style:parent-style-name="Standard">
      <style:text-properties fo:color="#000000" style:font-name="Times" officeooo:rsid="0014e0da" officeooo:paragraph-rsid="0014e0da"/>
    </style:style>
    <style:style style:name="P52" style:family="paragraph" style:parent-style-name="Standard">
      <style:text-properties fo:color="#000000" style:font-name="Times" officeooo:rsid="0015eb7d" officeooo:paragraph-rsid="0015eb7d"/>
    </style:style>
    <style:style style:name="P53"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54"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55" style:family="paragraph" style:parent-style-name="Standard">
      <style:text-properties style:font-name="Times" officeooo:rsid="00485449" officeooo:paragraph-rsid="00485449"/>
    </style:style>
    <style:style style:name="P56" style:family="paragraph" style:parent-style-name="Standard">
      <style:text-properties style:font-name="Times" officeooo:rsid="00601257" officeooo:paragraph-rsid="00601257"/>
    </style:style>
    <style:style style:name="P57" style:family="paragraph" style:parent-style-name="Standard">
      <style:text-properties style:font-name="Times" officeooo:rsid="00728f4f" officeooo:paragraph-rsid="00728f4f"/>
    </style:style>
    <style:style style:name="P58" style:family="paragraph" style:parent-style-name="Standard">
      <style:text-properties style:font-name="Times" officeooo:rsid="0074d748" officeooo:paragraph-rsid="0074d748"/>
    </style:style>
    <style:style style:name="P59" style:family="paragraph" style:parent-style-name="Standard">
      <style:text-properties style:font-name="Times" officeooo:rsid="0074d748" officeooo:paragraph-rsid="00752572"/>
    </style:style>
    <style:style style:name="P60" style:family="paragraph" style:parent-style-name="Standard">
      <style:text-properties style:font-name="Times" officeooo:rsid="0078c443" officeooo:paragraph-rsid="0078c443"/>
    </style:style>
    <style:style style:name="P61" style:family="paragraph" style:parent-style-name="Standard">
      <style:text-properties style:font-name="Times" officeooo:rsid="007b0769" officeooo:paragraph-rsid="007b0769"/>
    </style:style>
    <style:style style:name="P62" style:family="paragraph" style:parent-style-name="Standard">
      <style:text-properties style:font-name="Times" officeooo:rsid="007c9626" officeooo:paragraph-rsid="007c9626"/>
    </style:style>
    <style:style style:name="P63" style:family="paragraph" style:parent-style-name="Standard">
      <style:text-properties style:font-name="Times" officeooo:rsid="007d2b46" officeooo:paragraph-rsid="007d2b46"/>
    </style:style>
    <style:style style:name="P64" style:family="paragraph" style:parent-style-name="Standard">
      <style:text-properties style:font-name="Times" officeooo:rsid="007e8c76" officeooo:paragraph-rsid="007e8c76"/>
    </style:style>
    <style:style style:name="P65" style:family="paragraph" style:parent-style-name="Standard">
      <style:text-properties style:font-name="Times" officeooo:rsid="007f2a6c" officeooo:paragraph-rsid="007f2a6c"/>
    </style:style>
    <style:style style:name="P66" style:family="paragraph" style:parent-style-name="Standard">
      <style:text-properties style:font-name="Times" officeooo:rsid="0082c27e" officeooo:paragraph-rsid="0082c27e"/>
    </style:style>
    <style:style style:name="P67" style:family="paragraph" style:parent-style-name="Standard">
      <style:text-properties style:font-name="Times" officeooo:rsid="0087e622" officeooo:paragraph-rsid="0087e622"/>
    </style:style>
    <style:style style:name="P68" style:family="paragraph" style:parent-style-name="Standard">
      <style:text-properties style:font-name="Times" officeooo:rsid="008bf904" officeooo:paragraph-rsid="008bf904"/>
    </style:style>
    <style:style style:name="P69" style:family="paragraph" style:parent-style-name="Standard">
      <style:text-properties style:font-name="Times" officeooo:rsid="008bf904" officeooo:paragraph-rsid="008eac95"/>
    </style:style>
    <style:style style:name="P70" style:family="paragraph" style:parent-style-name="Standard">
      <style:text-properties style:font-name="Times" officeooo:rsid="008eac95" officeooo:paragraph-rsid="008eac95"/>
    </style:style>
    <style:style style:name="P71" style:family="paragraph" style:parent-style-name="Standard">
      <style:text-properties style:font-name="Times" officeooo:rsid="009004b6" officeooo:paragraph-rsid="009004b6"/>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46">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48"><text:span text:style-name="T4">48</text:span>: Marangoni with substrate, 1nm, start cp right away<text:span text:style-name="T6">(this is done by setting init_stability to 1 in initialization)</text:span>. <text:span text:style-name="T10">Got results.</text:span></text:p>
      <text:p text:style-name="P48"/>
      <text:p text:style-name="P49">49: more elements for 10nm, no substrate, dtmin=1e-8. <text:span text:style-name="T8">As low as dt=6e-7, very slow. Killed at angle 49.81. should be the same as 51(same condition except mesh).</text:span></text:p>
      <text:p text:style-name="P49"/>
      <text:p text:style-name="P49"><text:span text:style-name="T4">50:</text:span> no Marangoni, 10nm. <text:span text:style-name="T9">Stopped at angle 7.5.</text:span></text:p>
      <text:p text:style-name="P47"/>
      <text:p text:style-name="P50"><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50"/>
      <text:p text:style-name="P51"><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51"/>
      <text:p text:style-name="P52">53: same with 52 except 100nm. <text:s/><text:span text:style-name="T12">diverged at angle 48.98.</text:span></text:p>
      <text:p text:style-name="P54"/>
      <text:p text:style-name="P53">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55"><text:soft-page-break/>Till now:</text:p>
      <text:p text:style-name="P55">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56">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57">72: changed BC of Rm. <text:span text:style-name="T48">Mass is conserved. 0.125-0.123.</text:span></text:p>
      <text:p text:style-name="P57"/>
      <text:p text:style-name="P58">73: Marangoni on: stopped converging at angle 37.46.</text:p>
      <text:p text:style-name="P58"/>
      <text:p text:style-name="P58">74: <text:span text:style-name="T49">Marangoni off, cp_pack=20: </text:span>stopped converging at angle 33.48.</text:p>
      <text:p text:style-name="P59">75: <text:span text:style-name="T49">cp_pack=100: stopped converging at angle 36.</text:span></text:p>
      <text:p text:style-name="P30"/>
      <text:p text:style-name="P60">76: check if revert successfully back to before Resisp: <text:s text:c="3"/><text:span text:style-name="T51">good</text:span></text:p>
      <text:p text:style-name="P60">76_1: check with Marangoni: <text:span text:style-name="T51">good.</text:span></text:p>
      <text:p text:style-name="P60"/>
      <text:p text:style-name="P61">data file particle mass, write angle_c in degrees.</text:p>
      <text:p text:style-name="P61"/>
      <text:p text:style-name="P64">77: macimum packing fix element-wise. <text:s/><text:span text:style-name="T52">dt too small 10e-8</text:span></text:p>
      <text:p text:style-name="P65">77_1: minimum dt 1e-6. <text:span text:style-name="T53">Stopped because 77_2 seemed fine.</text:span></text:p>
      <text:p text:style-name="P66">77_2: <text:span text:style-name="T50">minimum dt 1e-</text:span>5<text:span text:style-name="T50">. Stopped to recalculate from Thunder. Did not save all data due to insufficient space. See 78. <text:s text:c="2"/>it seemed that the nodes still move with maximum packing???</text:span></text:p>
      <text:p text:style-name="P67">78: same with 77_2, <text:span text:style-name="T54">do not graph every timestep, graph every 50 steps</text:span>. <text:s/><text:span text:style-name="T55">velocity profile was affected near the packing. Packing behavior was not physical. Diverged at angle 48.2.</text:span></text:p>
      <text:p text:style-name="P69">78_1: 1e-6, graph every 500 steps. <text:s/><text:span text:style-name="T56">Stopped due to insufficient space. velocity profile was affected.</text:span></text:p>
      <text:p text:style-name="P68"/>
      <text:p text:style-name="P70">79: only fix cp at the packing region.</text:p>
      <text:p text:style-name="P70"/>
      <text:p text:style-name="P71">The cp in the packin gboundary node increase very slowly. I think it's because the boundary node cp is fixed and cannot go up, which is the lost of mass since accumulation happens on the node.</text:p>
      <text:p text:style-name="P70"/>
      <text:p text:style-name="P70"/>
      <text:p text:style-name="P62"/>
      <text:p text:style-name="P63">In the future, for preciseness, may need to change Rm on the surface to u,v determined instead of J, because if packing happen on the surface, SI need to be added both by packing &amp; accumulation, viz. VI + SIpacking + Siaccum.</text:p>
      <text:p text:style-name="P61"/>
      <text:p text:style-name="P60"/>
      <text:p text:style-name="P60"/>
      <text:p text:style-name="P28"/>
      <text:p text:style-name="P28"/>
      <text:p text:style-name="P33">I found the definition of Jp_r_right is problematic in values_in_sj. Also, the application of Rt_SI &amp; Rm_SI on the CL node is problematic.!??????!</text:p>
      <text:p text:style-name="P28"/>
      <text:p text:style-name="P1"/>
      <text:p text:style-name="P1"><text:soft-page-break/></text:p>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1-18T11:13:36.259971075</dc:date>
    <dc:creator>Lihui Wang</dc:creator>
    <meta:editing-duration>P26DT11H15M51S</meta:editing-duration>
    <meta:editing-cycles>93</meta:editing-cycles>
    <meta:generator>LibreOffice/4.3.7.2$Linux_X86_64 LibreOffice_project/430$Build-2</meta:generator>
    <meta:document-statistic meta:table-count="0" meta:image-count="0" meta:object-count="0" meta:page-count="9" meta:paragraph-count="173" meta:word-count="2881" meta:character-count="17363" meta:non-whitespace-character-count="14613"/>
  </office:meta>
</office:document-meta>
</file>